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cc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8.7cm" svg:height="11.294cm" svg:x="1.2cm" svg:y="1.206cm">
          <text:p/>
        </draw:rect>
        <draw:custom-shape draw:style-name="gr2" draw:text-style-name="P2" xml:id="id9" draw:id="id9" draw:layer="layout" svg:width="2.559cm" svg:height="0.693cm" svg:x="2.832cm" svg:y="1.75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3.2cm" svg:height="0.9cm" svg:x="2.511cm" svg:y="3.757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3.823cm" svg:height="0.7cm" svg:x="2.2cm" svg:y="5.735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4.111cm" svg:y1="4.657cm" svg:x2="4.111cm" svg:y2="5.735cm" draw:start-shape="id1" draw:start-glue-point="6" draw:end-shape="id2" svg:d="m4111 4657v1078">
          <text:p text:style-name="P2">No</text:p>
        </draw:connector>
        <draw:connector draw:style-name="gr3" draw:text-style-name="P2" draw:layer="layout" svg:x1="2.2cm" svg:y1="6.085cm" svg:x2="2.2cm" svg:y2="7.85cm" draw:start-shape="id2" draw:start-glue-point="5" draw:end-shape="id3" svg:d="m2200 6085h-502v1765h502">
          <text:p text:style-name="P1"><text:span text:style-name="T1">Yes</text:span></text:p>
          <text:p text:style-name="P1"><text:span text:style-name="T1"/></text:p>
        </draw:connector>
        <draw:connector draw:style-name="gr4" draw:text-style-name="P2" draw:layer="layout" draw:line-skew="0.137cm" svg:x1="6.023cm" svg:y1="6.085cm" svg:x2="7.902cm" svg:y2="8.345cm" draw:start-shape="id2" draw:start-glue-point="7" draw:end-shape="id4" draw:end-glue-point="5" svg:d="m6023 6085h1077v2260h802">
          <text:p/>
        </draw:connector>
        <draw:custom-shape draw:style-name="gr2" draw:text-style-name="P2" xml:id="id8" draw:id="id8" draw:layer="layout" svg:width="1.8cm" svg:height="0.4cm" svg:x="7.621cm" svg:y="11.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" draw:id="id5" draw:layer="layout" svg:width="3.4cm" svg:height="1cm" svg:x="7.4cm" svg:y="5.5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711cm" svg:y1="4.207cm" svg:x2="9.1cm" svg:y2="5.5cm" draw:start-shape="id1" draw:start-glue-point="7" draw:end-shape="id5" draw:end-glue-point="4" svg:d="m5711 4207h3389v1293">
          <text:p text:style-name="P2">Yes</text:p>
        </draw:connector>
        <draw:custom-shape draw:style-name="gr2" draw:text-style-name="P2" xml:id="id3" draw:id="id3" draw:layer="layout" svg:width="3.7cm" svg:height="0.7cm" svg:x="2.2cm" svg:y="7.5cm">
          <text:p text:style-name="P1"><text:span text:style-name="T1">Increase openQty</text:span></text:p>
          <text:p text:style-name="P1"><text:span text:style-name="T1">TradeReport.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1cm" svg:height="0.689cm" svg:x="7.902cm" svg:y="8cm">
          <text:p text:style-name="P1"><text:span text:style-name="T1">Increase closeQty</text:span></text:p>
          <text:p text:style-name="P1"><text:span text:style-name="T1">TradeReport.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1cm" svg:y1="6.5cm" svg:x2="5.9cm" svg:y2="7.85cm" draw:start-shape="id5" draw:start-glue-point="6" draw:end-shape="id3" svg:d="m9100 6500v1350h-3200">
          <text:p/>
        </draw:connector>
        <draw:connector draw:style-name="gr3" draw:text-style-name="P2" draw:layer="layout" svg:x1="10.8cm" svg:y1="6cm" svg:x2="12.002cm" svg:y2="8.344cm" draw:start-shape="id5" draw:start-glue-point="7" draw:end-shape="id4" svg:d="m10800 6000h1704v2344h-502">
          <text:p text:style-name="P1"><text:span text:style-name="T1">No</text:span></text:p>
        </draw:connector>
        <draw:custom-shape draw:style-name="gr2" draw:text-style-name="P2" xml:id="id6" draw:id="id6" draw:layer="layout" svg:width="5.1cm" svg:height="1cm" svg:x="1.5cm" svg:y="8.8cm">
          <text:p text:style-name="P1"><text:span text:style-name="T1">Calculate open price</text:span></text:p>
          <text:p text:style-name="P1"><text:span text:style-name="T1">TradeReport.openVolume += Trade.Volume</text:span></text:p>
          <text:p text:style-name="P1"><text:span text:style-name="T1">TradeReport.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4.05cm" svg:y1="8.2cm" svg:x2="4.05cm" svg:y2="8.8cm" draw:start-shape="id3" draw:start-glue-point="6" draw:end-shape="id6" draw:end-glue-point="4" svg:d="m4050 8200v600">
          <text:p/>
        </draw:connector>
        <draw:custom-shape draw:style-name="gr2" draw:text-style-name="P2" xml:id="id7" draw:id="id7" draw:layer="layout" svg:width="5.1cm" svg:height="1cm" svg:x="7.4cm" svg:y="9.306cm">
          <text:p text:style-name="P1"><text:span text:style-name="T1">Calculate close price</text:span></text:p>
          <text:p text:style-name="P1"><text:span text:style-name="T1">TradeReport.closeVolume += Trade.Volume</text:span></text:p>
          <text:p text:style-name="P1"><text:span text:style-name="T1">TradeReport.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9.952cm" svg:y1="8.689cm" svg:x2="9.95cm" svg:y2="9.306cm" draw:start-shape="id4" draw:start-glue-point="6" draw:end-shape="id7" draw:end-glue-point="4" svg:d="m9952 8689-2 617">
          <text:p/>
        </draw:connector>
        <draw:frame draw:style-name="gr5" draw:text-style-name="P3" draw:layer="layout" svg:width="0.773cm" svg:height="0.493cm" svg:x="5.9cm" svg:y="5.5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8.455cm" svg:y="6.6cm">
          <draw:text-box>
            <text:p><text:span text:style-name="T1">Yes</text:span></text:p>
          </draw:text-box>
        </draw:frame>
        <draw:connector draw:style-name="gr4" draw:text-style-name="P1" draw:layer="layout" draw:line-skew="-0.254cm" svg:x1="9.95cm" svg:y1="10.306cm" svg:x2="8.521cm" svg:y2="11.8cm" draw:start-shape="id7" draw:start-glue-point="6" draw:end-shape="id8" draw:end-glue-point="4" svg:d="m9950 10306v494h-1429v1000">
          <text:p/>
        </draw:connector>
        <draw:connector draw:style-name="gr4" draw:text-style-name="P1" draw:layer="layout" draw:type="line" svg:x1="4.112cm" svg:y1="2.45cm" svg:x2="4.111cm" svg:y2="3.757cm" draw:start-shape="id9" draw:start-glue-point="6" draw:end-shape="id1" draw:end-glue-point="4" svg:d="m4112 2450-1 1307">
          <text:p/>
        </draw:connector>
        <draw:connector draw:style-name="gr4" draw:text-style-name="P1" draw:layer="layout" svg:x1="4.05cm" svg:y1="9.8cm" svg:x2="8.521cm" svg:y2="11.8cm" draw:start-shape="id6" draw:start-glue-point="6" draw:end-shape="id8" draw:end-glue-point="4" svg:d="m4050 9800v1001h4471v999">
          <text:p/>
        </draw:connector>
        <draw:frame draw:style-name="gr5" draw:layer="layout" svg:width="4.037cm" svg:height="0.963cm" svg:x="14.663cm" svg:y="1.2cm">
          <draw:text-box>
            <text:p>TradeReport</text:p>
          </draw:text-box>
        </draw:frame>
        <draw:rect draw:style-name="gr6" draw:text-style-name="P1" draw:layer="layout" svg:width="18.7cm" svg:height="15.9cm" svg:x="1.1cm" svg:y="12.7cm">
          <text:p/>
        </draw:rect>
        <draw:frame draw:style-name="gr5" draw:layer="layout" svg:width="4.181cm" svg:height="0.963cm" svg:x="15.3cm" svg:y="13.1cm">
          <draw:text-box>
            <text:p>ActiveTrades</text:p>
          </draw:text-box>
        </draw:frame>
        <draw:custom-shape draw:style-name="gr2" draw:text-style-name="P2" xml:id="id12" draw:id="id12" draw:layer="layout" svg:width="2.1cm" svg:height="0.6cm" svg:x="4.867cm" svg:y="12.9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3" draw:id="id13" draw:layer="layout" svg:width="2.881cm" svg:height="0.6cm" svg:x="1.419cm" svg:y="15.8cm">
          <text:p text:style-name="P1"><text:span text:style-name="T1">TradeReport = trades.get(</text:span></text:p>
          <text:p text:style-name="P1"><text:span text:style-name="T1">Trade.SecurityDescrip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4cm" svg:height="1.6cm" svg:x="3.917cm" svg:y="14.126cm">
          <text:p text:style-name="P1"><text:span text:style-name="T1">trades.containKey(</text:span></text:p>
          <text:p text:style-name="P1"><text:span text:style-name="T1">Trade.SecurityDescriptor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0.773cm" svg:height="0.493cm" svg:x="8.09cm" svg:y="14.3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2.855cm" svg:y="14.207cm">
          <draw:text-box>
            <text:p><text:span text:style-name="T1">Yes</text:span></text:p>
          </draw:text-box>
        </draw:frame>
        <draw:connector draw:style-name="gr4" draw:text-style-name="P1" draw:layer="layout" svg:x1="7.917cm" svg:y1="14.926cm" svg:x2="12cm" svg:y2="15.5cm" draw:start-shape="id10" draw:start-glue-point="7" draw:end-shape="id11" draw:end-glue-point="0" svg:d="m7917 14926h4083v574">
          <text:p/>
        </draw:connector>
        <draw:connector draw:style-name="gr4" draw:text-style-name="P1" draw:layer="layout" draw:type="line" svg:x1="5.917cm" svg:y1="13.5cm" svg:x2="5.917cm" svg:y2="14.126cm" draw:start-shape="id12" draw:start-glue-point="6" draw:end-shape="id10" draw:end-glue-point="4" svg:d="m5917 13500v626">
          <text:p/>
        </draw:connector>
        <draw:custom-shape draw:style-name="gr2" draw:text-style-name="P2" xml:id="id15" draw:id="id15" draw:layer="layout" svg:width="4.4cm" svg:height="1.1cm" svg:x="9.8cm" svg:y="16.98cm">
          <text:p text:style-name="P1"><text:span text:style-name="T1">fireOnTradeReportOpe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5.4cm" svg:height="2cm" svg:x="2cm" svg:y="17.8cm">
          <text:p text:style-name="P1"><text:span text:style-name="T1">Trade.Qty &gt; TradeReport.getUncoveredQty()</text:span></text:p>
          <text:p text:style-name="P1"><text:span text:style-name="T1">And Trade.getOpenedBalance !=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0.199cm" svg:x1="2.86cm" svg:y1="16.4cm" svg:x2="4.7cm" svg:y2="17.8cm" draw:start-shape="id13" draw:start-glue-point="6" draw:end-shape="id14" draw:end-glue-point="4" svg:d="m2860 16400v900h1840v500">
          <text:p/>
        </draw:connector>
        <draw:connector draw:style-name="gr4" draw:text-style-name="P1" draw:layer="layout" draw:line-skew="-0.006cm" svg:x1="9.8cm" svg:y1="17.53cm" svg:x2="4.7cm" svg:y2="17.8cm" draw:start-shape="id15" draw:start-glue-point="5" draw:end-shape="id14" draw:end-glue-point="4" svg:d="m9800 17530h-1205v-231h-3895v501">
          <text:p/>
        </draw:connector>
        <draw:frame draw:style-name="gr5" draw:text-style-name="P3" draw:layer="layout" svg:width="0.773cm" svg:height="0.493cm" svg:x="1.4cm" svg:y="18.2cm">
          <draw:text-box>
            <text:p><text:span text:style-name="T1">No</text:span></text:p>
          </draw:text-box>
        </draw:frame>
        <draw:custom-shape draw:style-name="gr2" draw:text-style-name="P2" xml:id="id16" draw:id="id16" draw:layer="layout" svg:width="7.2cm" svg:height="2.717cm" svg:x="12.3cm" svg:y="19.3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7.4cm" svg:y1="18.8cm" svg:x2="15.9cm" svg:y2="19.3cm" draw:start-shape="id14" draw:start-glue-point="7" draw:end-shape="id16" draw:end-glue-point="4" svg:d="m7400 18800h2451v-2h6049v502">
          <text:p/>
        </draw:connector>
        <draw:custom-shape draw:style-name="gr2" draw:text-style-name="P2" xml:id="id23" draw:id="id23" draw:layer="layout" svg:width="3.9cm" svg:height="0.9cm" svg:x="6.975cm" svg:y="21.7cm">
          <text:p text:style-name="P1"><text:span text:style-name="T1">FireOnTradeReportClo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8.925cm" svg:y1="21.058cm" svg:x2="8.925cm" svg:y2="21.7cm" draw:start-shape="id17" draw:start-glue-point="2" svg:d="m8925 21058v642">
          <text:p/>
        </draw:connector>
        <draw:custom-shape draw:style-name="gr2" draw:text-style-name="P2" xml:id="id25" draw:id="id25" draw:layer="layout" svg:width="3cm" svg:height="0.9cm" svg:x="7.425cm" svg:y="24.8cm">
          <text:p text:style-name="P1"><text:span text:style-name="T1">FireOnTradeReportOpe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9" draw:id="id29" draw:layer="layout" svg:width="3cm" svg:height="0.7cm" svg:x="14.8cm" svg:y="26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3" draw:layer="layout" svg:width="0.845cm" svg:height="0.493cm" svg:x="7.6cm" svg:y="18.107cm">
          <draw:text-box>
            <text:p><text:span text:style-name="T1">Yes</text:span></text:p>
          </draw:text-box>
        </draw:frame>
        <draw:custom-shape draw:style-name="gr2" draw:text-style-name="P2" xml:id="id18" draw:id="id18" draw:layer="layout" svg:width="2.7cm" svg:height="0.7cm" svg:x="15.3cm" svg:y="2.8cm">
          <text:p text:style-name="P1"><text:span text:style-name="T1">Start</text:span></text:p>
          <text:p text:style-name="P1"><text:span text:style-name="T1">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9" draw:id="id19" draw:layer="layout" svg:width="5.3cm" svg:height="0.7cm" svg:x="14cm" svg:y="4.1cm">
          <text:p text:style-name="P1"><text:span text:style-name="T1">Type = trade.getDirection() == BUY ? LONG : SH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6.65cm" svg:y1="3.5cm" svg:x2="16.65cm" svg:y2="4.1cm" draw:start-shape="id18" draw:start-glue-point="6" draw:end-shape="id19" draw:end-glue-point="4" svg:d="m16650 3500v600">
          <text:p/>
        </draw:connector>
        <draw:custom-shape draw:style-name="gr2" draw:text-style-name="P2" xml:id="id20" draw:id="id20" draw:layer="layout" svg:width="5.2cm" svg:height="0.6cm" svg:x="14.05cm" svg:y="5.419cm">
          <text:p text:style-name="P1"><text:span text:style-name="T1">Trade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16.65cm" svg:y1="4.8cm" svg:x2="16.65cm" svg:y2="5.419cm" draw:start-shape="id19" draw:start-glue-point="6" draw:end-shape="id20" draw:end-glue-point="0" svg:d="m16650 4800v619">
          <text:p/>
        </draw:connector>
        <draw:custom-shape draw:style-name="gr2" draw:text-style-name="P2" xml:id="id21" draw:id="id21" draw:layer="layout" svg:width="2.2cm" svg:height="0.7cm" svg:x="15.55cm" svg:y="6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6.65cm" svg:y1="6.019cm" svg:x2="16.65cm" svg:y2="6.5cm" draw:start-shape="id20" draw:start-glue-point="2" draw:end-shape="id21" draw:end-glue-point="4" svg:d="m16650 6019v481">
          <text:p/>
        </draw:connector>
        <draw:connector draw:style-name="gr4" draw:text-style-name="P1" draw:layer="layout" svg:x1="2cm" svg:y1="18.8cm" svg:x2="3.2cm" svg:y2="20.9cm" draw:start-shape="id14" draw:start-glue-point="5" draw:end-shape="id22" draw:end-glue-point="0" svg:d="m2000 18800h-501v1551h1701v549">
          <text:p/>
        </draw:connector>
        <draw:connector draw:style-name="gr4" draw:text-style-name="P1" draw:layer="layout" svg:x1="12.3cm" svg:y1="20.659cm" svg:x2="10.825cm" svg:y2="20.658cm" draw:start-shape="id16" draw:start-glue-point="5" draw:end-shape="id17" draw:end-glue-point="1" svg:d="m12300 20659h-737v-1h-738">
          <text:p/>
        </draw:connector>
        <draw:custom-shape draw:style-name="gr2" draw:text-style-name="P2" xml:id="id24" draw:id="id24" draw:layer="layout" svg:width="3.9cm" svg:height="0.9cm" svg:x="6.975cm" svg:y="23.2cm">
          <text:p text:style-name="P1"><text:span text:style-name="T1">New TradeReport(Trade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8.925cm" svg:y1="22.6cm" svg:x2="8.925cm" svg:y2="23.2cm" draw:start-shape="id23" draw:start-glue-point="6" draw:end-shape="id24" svg:d="m8925 22600v600">
          <text:p/>
        </draw:connector>
        <draw:connector draw:style-name="gr4" draw:text-style-name="P1" draw:layer="layout" draw:type="line" svg:x1="8.925cm" svg:y1="24.1cm" svg:x2="8.925cm" svg:y2="24.8cm" draw:start-shape="id24" draw:start-glue-point="2" draw:end-shape="id25" draw:end-glue-point="4" svg:d="m8925 24100v700">
          <text:p/>
        </draw:connector>
        <draw:custom-shape draw:style-name="gr2" draw:text-style-name="P2" xml:id="id26" draw:id="id26" draw:layer="layout" svg:width="3.3cm" svg:height="1.1cm" svg:x="4.5cm" svg:y="26.8cm">
          <text:p text:style-name="P1"><text:span text:style-name="T1">TradeReport.isOpened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7" draw:id="id27" draw:layer="layout" svg:width="3.4cm" svg:height="0.7cm" svg:x="9cm" svg:y="25.9cm">
          <text:p text:style-name="P1"><text:span text:style-name="T1">FireOnTradeReportChang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8" draw:id="id28" draw:layer="layout" svg:width="3.4cm" svg:height="0.8cm" svg:x="9cm" svg:y="27cm">
          <text:p text:style-name="P1"><text:span text:style-name="T1">FireOnTradeReportClo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2cm" svg:y1="21.7cm" svg:x2="4.5cm" svg:y2="27.35cm" draw:start-shape="id22" draw:start-glue-point="2" draw:end-shape="id26" draw:end-glue-point="5" svg:d="m3200 21700v5650h1300">
          <text:p/>
        </draw:connector>
        <draw:connector draw:style-name="gr4" draw:text-style-name="P1" draw:layer="layout" draw:line-skew="-0.399cm" svg:x1="7.425cm" svg:y1="25.25cm" svg:x2="4.5cm" svg:y2="27.35cm" draw:start-shape="id25" draw:start-glue-point="5" draw:end-shape="id26" draw:end-glue-point="5" svg:d="m7425 25250h-3825v2100h900">
          <text:p/>
        </draw:connector>
        <draw:connector draw:style-name="gr4" draw:text-style-name="P1" draw:layer="layout" svg:x1="6.15cm" svg:y1="26.8cm" svg:x2="9cm" svg:y2="26.25cm" draw:start-shape="id26" draw:start-glue-point="4" draw:end-shape="id27" draw:end-glue-point="5" svg:d="m6150 26800v-550h2850">
          <text:p/>
        </draw:connector>
        <draw:connector draw:style-name="gr4" draw:text-style-name="P1" draw:layer="layout" svg:x1="6.15cm" svg:y1="27.9cm" svg:x2="10.7cm" svg:y2="27.8cm" draw:start-shape="id26" draw:start-glue-point="6" draw:end-shape="id28" svg:d="m6150 27900v502h4550v-602">
          <text:p/>
        </draw:connector>
        <draw:connector draw:style-name="gr4" draw:text-style-name="P1" draw:layer="layout" svg:x1="12.4cm" svg:y1="27.4cm" svg:x2="14.8cm" svg:y2="26.85cm" draw:start-shape="id28" draw:start-glue-point="7" draw:end-shape="id29" draw:end-glue-point="5" svg:d="m12400 27400h1201v-550h1199">
          <text:p/>
        </draw:connector>
        <draw:connector draw:style-name="gr4" draw:text-style-name="P1" draw:layer="layout" svg:x1="12.4cm" svg:y1="26.25cm" svg:x2="14.8cm" svg:y2="26.85cm" draw:start-shape="id27" draw:start-glue-point="7" draw:end-shape="id29" svg:d="m12400 26250h1201v600h1199">
          <text:p/>
        </draw:connector>
        <draw:connector draw:style-name="gr4" draw:text-style-name="P1" draw:layer="layout" svg:x1="3.917cm" svg:y1="14.926cm" svg:x2="2.86cm" svg:y2="15.8cm" draw:start-shape="id10" draw:start-glue-point="5" draw:end-shape="id13" draw:end-glue-point="4" svg:d="m3917 14926h-1057v874">
          <text:p/>
        </draw:connector>
        <draw:custom-shape draw:style-name="gr2" draw:text-style-name="P2" xml:id="id11" draw:id="id11" draw:layer="layout" svg:width="4.1cm" svg:height="0.9cm" svg:x="9.95cm" svg:y="15.5cm">
          <text:p text:style-name="P2">New TradeReport(Trad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12cm" svg:y1="16.4cm" svg:x2="12cm" svg:y2="16.98cm" draw:start-shape="id11" draw:start-glue-point="2" draw:end-shape="id15" draw:end-glue-point="4" svg:d="m12000 16400v580">
          <text:p/>
        </draw:connector>
        <draw:custom-shape draw:style-name="gr2" draw:text-style-name="P2" xml:id="id17" draw:id="id17" draw:layer="layout" svg:width="3.8cm" svg:height="0.8cm" svg:x="7.025cm" svg:y="20.258cm">
          <text:p text:style-name="P1"><text:span text:style-name="T1">TradeReport.addTrade(Trade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2" draw:id="id22" draw:layer="layout" svg:width="4.2cm" svg:height="0.8cm" svg:x="1.1cm" svg:y="20.9cm">
          <text:p text:style-name="P1"><text:span text:style-name="T1">Trade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3T03:35:58.15</dc:date>
    <dc:creator>Huan Kaktus</dc:creator>
    <meta:editing-duration>PT15H50M59S</meta:editing-duration>
    <meta:editing-cycles>29</meta:editing-cycles>
    <meta:generator>OpenOffice.org/3.4.1$Win32 OpenOffice.org_project/341m1$Build-9593</meta:generator>
    <meta:document-statistic meta:object-count="71"/>
  </office:meta>
</office:document-meta>
</file>